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dbc" officeooo:paragraph-rsid="00024dbc"/>
    </style:style>
    <style:style style:name="P2" style:family="paragraph" style:parent-style-name="Standard">
      <style:text-properties officeooo:rsid="00024dbc" officeooo:paragraph-rsid="0009db91"/>
    </style:style>
    <style:style style:name="P3" style:family="paragraph" style:parent-style-name="Standard">
      <style:text-properties fo:font-weight="normal" officeooo:rsid="00024dbc" officeooo:paragraph-rsid="00024dbc" style:font-weight-asian="normal" style:font-weight-complex="normal"/>
    </style:style>
    <style:style style:name="P4" style:family="paragraph" style:parent-style-name="Standard">
      <style:text-properties fo:font-weight="normal" officeooo:rsid="000267e4" officeooo:paragraph-rsid="000267e4" style:font-weight-asian="normal" style:font-weight-complex="normal"/>
    </style:style>
    <style:style style:name="P5" style:family="paragraph" style:parent-style-name="Standard">
      <style:text-properties officeooo:rsid="000267e4" officeooo:paragraph-rsid="000267e4"/>
    </style:style>
    <style:style style:name="P6" style:family="paragraph" style:parent-style-name="Standard">
      <style:text-properties officeooo:rsid="00043ef8" officeooo:paragraph-rsid="00043ef8"/>
    </style:style>
    <style:style style:name="P7" style:family="paragraph" style:parent-style-name="Standard">
      <style:text-properties officeooo:rsid="00045d13" officeooo:paragraph-rsid="00045d13"/>
    </style:style>
    <style:style style:name="P8" style:family="paragraph" style:parent-style-name="Standard">
      <style:text-properties fo:font-weight="bold" officeooo:rsid="00024dbc" officeooo:paragraph-rsid="00024dbc" style:font-weight-asian="bold" style:font-weight-complex="bold"/>
    </style:style>
    <style:style style:name="P9" style:family="paragraph" style:parent-style-name="Standard">
      <style:text-properties fo:font-weight="bold" officeooo:rsid="00043ef8" officeooo:paragraph-rsid="00043ef8" style:font-weight-asian="bold" style:font-weight-complex="bold"/>
    </style:style>
    <style:style style:name="P10" style:family="paragraph" style:parent-style-name="Standard">
      <style:text-properties fo:font-weight="bold" officeooo:rsid="000267e4" officeooo:paragraph-rsid="000267e4" style:font-weight-asian="bold" style:font-weight-complex="bold"/>
    </style:style>
    <style:style style:name="P11" style:family="paragraph" style:parent-style-name="Standard">
      <style:text-properties officeooo:rsid="00024dbc" officeooo:paragraph-rsid="0009db91"/>
    </style:style>
    <style:style style:name="P12" style:family="paragraph" style:parent-style-name="Standard">
      <style:text-properties officeooo:rsid="000bb3a8" officeooo:paragraph-rsid="000bb3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3a8" style:font-weight-asian="bold" style:font-weight-complex="bold"/>
    </style:style>
    <style:style style:name="T3" style:family="text">
      <style:text-properties officeooo:rsid="000267e4"/>
    </style:style>
    <style:style style:name="T4" style:family="text">
      <style:text-properties officeooo:rsid="0009d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in</text:p>
      <text:p text:style-name="P6">обработка в командную строку</text:p>
      <text:p text:style-name="P6">инициализация uncursus</text:p>
      <text:p text:style-name="P6"/>
      <text:p text:style-name="P6"/>
      <text:p text:style-name="P6">make</text:p>
      <text:p text:style-name="P7"/>
      <text:p text:style-name="P6"/>
      <text:p text:style-name="P6"/>
      <text:p text:style-name="P1"><text:span text:style-name="T1">Конект </text:span>(ip port)</text:p>
      <text:p text:style-name="P1"/>
      <text:p text:style-name="P1"><text:span text:style-name="T1">Заполнение </text:span>(ручное)</text:p>
      <text:p text:style-name="P1">разворот корабля всегда в первой левой клетке, только горизонтально или вертикально</text:p>
      <text:p text:style-name="P1">заполнение поля всегда начинается горизонтально </text:p>
      <text:p text:style-name="P1">всего 5 кораблей (1, 2, 3, 4, 5 клеток)</text:p>
      <text:p text:style-name="P1"/>
      <text:p text:style-name="P5">Заполнение (автоматическое)</text:p>
      <text:p text:style-name="P1"/>
      <text:p text:style-name="P8"><text:span text:style-name="T3">Б</text:span>ой</text:p>
      <text:p text:style-name="P2">выводим два поля (свое и чужое) (процедура отрисовки будет одна), кликом мыши заполняем координаты. </text:p>
      <text:p text:style-name="P2"><text:tab/><text:span text:style-name="T4">Состояние полей:</text:span></text:p>
      <text:p text:style-name="P2"><text:tab/>Изначально поле заполняется нулями.</text:p>
      <text:p text:style-name="P2"><text:tab/><text:span text:style-name="T4">0 — пустая клетка</text:span></text:p>
      <text:p text:style-name="P2"><text:tab/><text:span text:style-name="T4">1 — установлен корабль</text:span></text:p>
      <text:p text:style-name="P2"><text:tab/><text:span text:style-name="T4">2 — был корабль, его подбили</text:span></text:p>
      <text:p text:style-name="P2"><text:tab/><text:span text:style-name="T4">3 — было пусто, но удар в эту клетку был</text:span></text:p>
      <text:p text:style-name="P2"><text:tab/><text:span text:style-name="T4">4 — ошибка (на этом месте было либо 2, либо 3, а еще один ход был сделан сюда)(Красный цвет).</text:span></text:p>
      <text:p text:style-name="P2"/>
      <text:p text:style-name="P12">buf_coord — массив с хранением координат для обмена сообщения между игроками</text:p>
      <text:p text:style-name="P12">buf_coord[0] — координата по горизонтали </text:p>
      <text:p text:style-name="P12">buf_coord[1] — координата по вертикали</text:p>
      <text:p text:style-name="P12">buf_coord[2] — какое действие произошло на поле игрока</text:p>
      <text:p text:style-name="P12">buf_coord[3] — проверка на победу/проигрыш </text:p>
      <text:p text:style-name="P2"/>
      <text:p text:style-name="P1">Массив поля хранит <text:span text:style-name="T2">u</text:span><text:span text:style-name="T1">char </text:span></text:p>
      <text:p text:style-name="P3">Первый массив — <text:span text:style-name="T4">поле игрока</text:span></text:p>
      <text:p text:style-name="P3">Второй массив — <text:span text:style-name="T4">поле </text:span>противника</text:p>
      <text:p text:style-name="P3"/>
      <text:p text:style-name="P10">Графический интерфейс </text:p>
      <text:p text:style-name="P4"/>
      <text:p text:style-name="P10">Чат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7T01:16:05.794238946</dc:date>
    <meta:editing-duration>PT53M22S</meta:editing-duration>
    <meta:editing-cycles>4</meta:editing-cycles>
    <meta:generator>LibreOffice/6.0.5.2$Linux_X86_64 LibreOffice_project/00m0$Build-2</meta:generator>
    <meta:document-statistic meta:table-count="0" meta:image-count="0" meta:object-count="0" meta:page-count="1" meta:paragraph-count="29" meta:word-count="143" meta:character-count="1011" meta:non-whitespace-character-count="872"/>
  </office:meta>
</office:document-meta>
</file>